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4" style:family="paragraph" style:parent-style-name="Standard">
      <style:paragraph-properties fo:margin-top="0cm" fo:margin-bottom="0.212cm" fo:text-align="start" style:justify-single-word="false"/>
      <style:text-properties style:font-name="Lucida Grande" fo:font-size="17pt" fo:language="en" fo:country="US" fo:background-color="transparent"/>
    </style:style>
    <style:style style:name="P5"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6"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7"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8"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9" style:family="paragraph" style:parent-style-name="Standard">
      <style:paragraph-properties fo:margin-left="1.27cm" fo:margin-right="0cm" fo:text-align="start" style:justify-single-word="false" fo:text-indent="0cm" style:auto-text-indent="false"/>
      <style:text-properties fo:color="#000000" style:font-name="Times" fo:font-size="14pt" fo:language="en" fo:country="US" fo:background-color="transparent"/>
    </style:style>
    <style:style style:name="P10"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1"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T1" style:family="text">
      <style:text-properties style:font-name="Lucida Grande"/>
    </style:style>
    <style:style style:name="T2" style:family="text">
      <style:text-properties fo:color="#000000"/>
    </style:style>
    <style:style style:name="T3" style:family="text">
      <style:text-properties fo:color="#000000" style:font-name="Lucida Grande"/>
    </style:style>
    <style:style style:name="T4" style:family="text">
      <style:text-properties fo:color="#000000" style:font-name="Lucida Grande" fo:font-size="17pt"/>
    </style:style>
    <style:style style:name="T5" style:family="text">
      <style:text-properties fo:color="#000000" style:font-name="Times New Roman" fo:font-size="17pt"/>
    </style:style>
    <style:style style:name="T6" style:family="text">
      <style:text-properties fo:font-weight="bold"/>
    </style:style>
    <style:style style:name="T7" style:family="text">
      <style:text-properties style:font-name="Times New Roman" fo:font-size="17pt"/>
    </style:style>
    <style:style style:name="T8" style:family="text">
      <style:text-properties style:font-name="Times New Roman1"/>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4"><text:line-break/></text:span><text:span text:style-name="T6">1. Introduction</text:span></text:p>
      <text:p text:style-name="P5">This section gives a brief overview of the project.<text:span text:style-name="T1"><text:line-break/><text:line-break/></text:span>1.1 Purpose of application</text:p>
      <text:p text:style-name="P5">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running around, that you have to avoid or kill. It should be a fun time playing the game, competing with a friend. <text:s/></text:p>
      <text:p text:style-name="P6"><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5"><text:s/>In the game you control the player using the keyboard, we are using different sets of keys for the two players. There are no time constraints in the game. <text:span text:style-name="T2">The application will end when someone is killed, either by the monster or hit by the bombfire. The GUI will look somewhat like a flashgame. You will be able to choose among ten characters to play as and six different gameboards.</text:span></text:p>
      <text:p text:style-name="P6"/>
      <text:p text:style-name="P5"><text:span text:style-name="T1"><text:line-break/></text:span>1.3 Scope of application <text:span text:style-name="T1"><text:line-break/></text:span><text:span text:style-name="T8">The game will keep track of player wins which you can see after each single game</text:span>. There is also possible to reset the score if you like. You cannot pause the game. The game is intended for two players and is more fun that way, if you want to play alone that is possible though.</text:p>
      <text:p text:style-name="P3"/>
      <text:p text:style-name="P5">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5"/>
      <text:p text:style-name="P5">2: The game should be possible to play with different sprites and using different boards.</text:p>
      <text:p text:style-name="P2"><text:soft-page-break/>1.5 Definitions, acronyms and abbreviations <text:span text:style-name="T4"><text:line-break/><text:line-break/></text:span><text:span text:style-name="T7">• </text:span>GUI, graphical user interface.<text:span text:style-name="T4"><text:line-break/></text:span><text:span text:style-name="T7">• </text:span>Java, platform independent programming language.<text:span text:style-name="T4"><text:line-break/></text:span><text:span text:style-name="T7">• </text:span>JRE, the Java Run time Environment. Additional software needed to run an Java application.<text:span text:style-name="T4"><text:line-break/></text:span><text:span text:style-name="T7">• </text:span>Host, a computer where the game will run.</text:p>
      <text:p text:style-name="P2"><text:span text:style-name="T5">• </text:span>Round, one complete game ending in a winner or possible canceled<text:span text:style-name="T5"> </text:span></text:p>
      <text:p text:style-name="P4"><text:line-break/></text:p>
      <text:p text:style-name="P5"/>
      <text:p text:style-name="P2"><text:span text:style-name="T6">2 Requirements</text:span><text:span text:style-name="T1"><text:line-break/><text:line-break/></text:span>In this section we specify all requirements<text:span text:style-name="T1"><text:line-break/><text:line-break/></text:span>2.1 Functional requirements</text:p>
      <text:p text:style-name="P7">1.Start a new game with two players and one AI.</text:p>
      <text:p text:style-name="P7"><text:tab/>a) Select the player you want, and which board you want to play</text:p>
      <text:p text:style-name="P2"><text:span text:style-name="T5"><text:tab/></text:span>2.Play a game</text:p>
      <text:p text:style-name="P8">a)Move the character around.</text:p>
      <text:p text:style-name="P8">b)Place bombs to kill the enemy or the opponent.</text:p>
      <text:p text:style-name="P8">c)Pick-up power-ups.</text:p>
      <text:p text:style-name="P7"><text:line-break/><text:tab/>3.When finished, put their nickname in the highscore.<text:line-break/></text:p>
      <text:p text:style-name="P11"><text:span text:style-name="T2"><text:tab/>4.Exit the application, that will end the current game session.</text:span><text:span text:style-name="T3"><text:line-break/><text:line-break/></text:span><text:span text:style-name="T2">2.2 Non-functional requirements </text:span><text:span text:style-name="T3"><text:line-break/><text:line-break/></text:span><text:span text:style-name="T2">Possible NA (not applicable).</text:span><text:span text:style-name="T3"><text:line-break/><text:line-break/></text:span><text:span text:style-name="T2">2.2.1 Usability </text:span></text:p>
      <text:p text:style-name="P1"><text:tab/>Usability is high priority. Normal users should be able to play the game <text:tab/>within a very short period. The application must communicate the state of <text:tab/>the game in a very clear fashion. Tests with at least four different non-<text:tab/>computer-professional should be performed to verify the usability. Test <text:tab/>results should be part of the final documentation. As it’s a fairly known title <text:tab/>for most people they would already know how to play it, but as for our own <text:tab/>tweaks we’ll see how well we’ve done them.<text:line-break/></text:p>
      <text:p text:style-name="P1">2.2.2 Reliability <text:span text:style-name="T1"><text:line-break/></text:span><text:soft-page-break/><text:tab/>NA.<text:span text:style-name="T1"><text:line-break/></text:span>2.2.3 Performance</text:p>
      <text:p text:style-name="P1"><text:tab/>Any actions initiated by a player should not exceed a two sec response time <text:tab/>in the main menu. It does take while to load at first.</text:p>
      <text:p text:style-name="P9">In-game the response time should, at all times, be immediate so the playing-experience do not suffer. </text:p>
      <text:p text:style-name="P1">2.2.4 Supportability<text:span text:style-name="T1"><text:line-break/><text:line-break/></text:span>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Another requirement is the Slick2D-framework which is used <text:tab/>to run the program as well.</text:p>
      <text:p text:style-name="P1">2.2.6 Packaging and installation<text:span text:style-name="T1"><text:line-break/><text:line-break/></text:span>2.2.7 Legal</text:p>
      <text:p text:style-name="P1"><text:tab/>There could be legal issues regarding rights to the Bomberman-game and trade mark.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also for exploding).<text:span text:style-name="T4"><text:line-break/></text:span>3. GameOver<text:span text:style-name="T4"><text:line-break/></text:span>4. PowerItemUsage<text:span text:style-name="T1"><text:line-break/><text:line-break/></text:span>2.3.3 Domain model<text:span text:style-name="T4"><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non themeable) GUI following standard conventions. Runs preferably in smaller windows, it's not possible to run as fullscreen.<text:span text:style-name="T1"><text:line-break/></text:span>Text to motivate a picture.<text:span text:style-name="T1"><text:line-break/><text:line-break/></text:span><text:soft-page-break/>2.4 References<text:span text:style-name="T1"><text:line-break/><text:line-break/></text:span> APPENDIX <text:span text:style-name="T1"><text:line-break/><text:line-break/></text:span> GUI<text:span text:style-name="T1"><text:line-break/><text:line-break/></text:span> Domain model<text:span text:style-name="T1"><text:line-break/><text:line-break/></text:span> Use case texts<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style:font-face style:name="Times" svg:font-family="Times"/>
    <style:font-face style:name="Times New Roman" svg:font-family="'Times New Roman'"/>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Marcus Tyren</meta:initial-creator>
    <dc:date>2012-05-21T12:17:49.73</dc:date>
    <dc:creator>Marcus Tyren</dc:creator>
    <meta:editing-duration>PT48M55S</meta:editing-duration>
    <meta:editing-cycles>38</meta:editing-cycles>
    <meta:document-statistic meta:table-count="0" meta:image-count="0" meta:object-count="0" meta:page-count="4" meta:paragraph-count="30" meta:word-count="753" meta:character-count="4561" meta:non-whitespace-character-count="3760"/>
  </office:meta>
</office:document-meta>
</file>